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6.6931in" fo:break-before="auto" fo:break-after="auto" table:align="center"/>
    </style:style>
    <style:style style:name="Tabelle2.A" style:family="table-column">
      <style:table-column-properties style:column-width="2.5167in"/>
    </style:style>
    <style:style style:name="Tabelle2.B" style:family="table-column">
      <style:table-column-properties style:column-width="4.1764in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3" style:family="table">
      <style:table-properties style:width="6.6931in" fo:break-before="auto" fo:break-after="auto" table:align="center"/>
    </style:style>
    <style:style style:name="Tabelle3.A" style:family="table-column">
      <style:table-column-properties style:column-width="2.5167in"/>
    </style:style>
    <style:style style:name="Tabelle3.B" style:family="table-column">
      <style:table-column-properties style:column-width="4.1764in"/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6pt" style:font-size-asian="6pt" style:font-size-complex="6pt"/>
    </style:style>
    <style:style style:name="P6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officeooo:rsid="00017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, Vorname</text:p>
          </table:table-cell>
          <table:table-cell table:style-name="Tabelle2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2.A2" office:value-type="string">
            <text:p text:style-name="P3">Wie schätzt du Deine Linux-Erfahrung ein?</text:p>
          </table:table-cell>
          <table:table-cell table:style-name="Tabelle2.B2" office:value-type="string">
            <text:p text:style-name="P3"><text:span text:style-name="T1">□ Neuling <text:s/>□ Anwender <text:s/>□ langjähriger Nutzer <text:s/>□ Entwickler</text:span></text:p>
          </table:table-cell>
        </table:table-row>
        <table:table-row>
          <table:table-cell table:style-name="Tabelle2.A3" office:value-type="string">
            <text:p text:style-name="P3">Wie bist Du auf den Augsburger</text:p>
            <text:p text:style-name="P3">Linux Infotag aufmerksam geworden?</text:p>
          </table:table-cell>
          <table:table-cell table:style-name="Tabelle2.B2" office:value-type="string">
            <text:p text:style-name="P3"><text:span text:style-name="T1">□</text:span><text:span text:style-name="T2"> Soziale Netzwerke (Facebook, Twitter...)</text:span></text:p>
            <text:p text:style-name="P3"><text:span text:style-name="T1">□</text:span><text:span text:style-name="T2"> Internetportale, Nachrichtenticker</text:span></text:p>
            <text:p text:style-name="P3"><text:span text:style-name="T1">□</text:span><text:span text:style-name="T2"> LUGA-Seite</text:span></text:p>
            <text:p text:style-name="P3"><text:span text:style-name="T1">□</text:span><text:span text:style-name="T2"> Bekannte, Freunde</text:span></text:p>
            <text:p text:style-name="P3"><text:span text:style-name="T1">□</text:span><text:span text:style-name="T2"> Printmedien (Zeitung...)</text:span></text:p>
            <text:p text:style-name="P3"><text:span text:style-name="T1">□</text:span><text:span text:style-name="T2"> Plakate</text:span></text:p>
            <text:p text:style-name="P3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elle2.A2" office:value-type="string">
            <text:p text:style-name="P3">Wie gefällt Dir der Linux Infotag?</text:p>
          </table:table-cell>
          <table:table-cell table:style-name="Tabelle2.B2" office:value-type="string">
            <text:p text:style-name="P3"><text:span text:style-name="T1">□</text:span><text:span text:style-name="T2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elle2.A2" office:value-type="string">
            <text:p text:style-name="P3">Was können wir besser machen?</text:p>
          </table:table-cell>
          <table:table-cell table:style-name="Tabelle2.B2" office:value-type="string">
            <text:p text:style-name="P1"><text:span text:style-name="T3">Vorträge: <text:s text:c="4"/>□ mehr </text:span><text:span text:style-name="T4"><text:s text:c="2"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<text:s text:c="20"/></text:span><text:span text:style-name="T1">□ länger □ genauso lang <text:s text:c="2"/>□ kürzer</text:span></text:p>
            <text:p text:style-name="P1"><text:span text:style-name="T4">Stände: <text:s text:c="7"/></text:span><text:span text:style-name="T3">□ mehr <text:s/></text:span><text:span text:style-name="T4"><text:s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Workshops: </text:span><text:span text:style-name="T3">□ mehr </text:span><text:span text:style-name="T4"><text:s text:c="2"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Ausrichtung: </text:span><text:span text:style-name="T3">□ Anwender <text:s/>□ Entwickler <text:s/>□ Einsteiger</text:span></text:p>
            <text:p text:style-name="P1"/>
            <text:p text:style-name="P2">Kritik: ________________________________________________</text:p>
            <text:p text:style-name="P2"/>
            <text:p text:style-name="P2">______________________________________________________</text:p>
          </table:table-cell>
        </table:table-row>
        <table:table-row>
          <table:table-cell table:style-name="Tabelle2.A2" office:value-type="string">
            <text:p text:style-name="P3">Organisation und Ablauf wirken...</text:p>
          </table:table-cell>
          <table:table-cell table:style-name="Tabelle2.B2" office:value-type="string">
            <text:p text:style-name="P1"><text:span text:style-name="T1">□ gut und strukturiert <text:s/>□ manchmal improvisiert <text:s/>□ chaotisch</text:span></text:p>
          </table:table-cell>
        </table:table-row>
        <table:table-row>
          <table:table-cell table:style-name="Tabelle2.A2" office:value-type="string">
            <text:p text:style-name="P3">Wie viele Vorträge besuchst Du?</text:p>
          </table:table-cell>
          <table:table-cell table:style-name="Tabelle2.B2" office:value-type="string">
            <text:p text:style-name="P1"><text:span text:style-name="T1">□ 1 <text:s/>□ 2 <text:s/>□ 3 <text:s/>□ 4 <text:s/>□ 5 <text:s/>□ 6</text:span></text:p>
          </table:table-cell>
        </table:table-row>
        <table:table-row>
          <table:table-cell table:style-name="Tabelle2.A2" office:value-type="string">
            <text:p text:style-name="P3">Wann besuchst du den Linux Infotag?</text:p>
          </table:table-cell>
          <table:table-cell table:style-name="Tabelle2.B2" office:value-type="string">
            <text:p text:style-name="P1"><text:span text:style-name="T1">□ vor der Mittagspause <text:s/>□ Nachmittags <text:s/>□ ganztägig</text:span></text:p>
          </table:table-cell>
        </table:table-row>
        <table:table-row>
          <table:table-cell table:style-name="Tabelle2.A2" office:value-type="string">
            <text:p text:style-name="P3">Willst Du über zukünftige Linux Infotage per Mail informiert werden?</text:p>
            <text:p text:style-name="P3">(ca. 3 Mails pro Jahr)</text:p>
          </table:table-cell>
          <table:table-cell table:style-name="Tabelle2.B2" office:value-type="string">
            <text:p text:style-name="P3"><text:span text:style-name="T1">□ nein</text:span></text:p>
            <text:p text:style-name="P3"><text:span text:style-name="T1">□ ja: Mail-Adresse: ______________________________________</text:span></text:p>
          </table:table-cell>
        </table:table-row>
      </table:table>
      <text:p text:style-name="Standard"/>
      <text:p text:style-name="P4">(Mit dem Ausfüllen der Umfrage nimmst Du automatisch an der Verlosung teil. Die Verlosung findet gegen 17:<text:span text:style-name="T5">15</text:span> Uhr statt. Gewinnen kann nur, wer während der Verlosung anwesend ist.)</text:p>
      <text:p text:style-name="P4"/>
      <text:p text:style-name="P5"/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, Vorname</text:p>
          </table:table-cell>
          <table:table-cell table:style-name="Tabelle3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3.A2" office:value-type="string">
            <text:p text:style-name="P3">Wie schätzt du Deine Linux-Erfahrung ein?</text:p>
          </table:table-cell>
          <table:table-cell table:style-name="Tabelle3.B2" office:value-type="string">
            <text:p text:style-name="P3"><text:span text:style-name="T1">□ Neuling <text:s/>□ Anwender <text:s/>□ langjähriger Nutzer <text:s/>□ Entwickler</text:span></text:p>
          </table:table-cell>
        </table:table-row>
        <table:table-row>
          <table:table-cell table:style-name="Tabelle3.A3" office:value-type="string">
            <text:p text:style-name="P3">Wie bist Du auf den Augsburger</text:p>
            <text:p text:style-name="P3">Linux Infotag aufmerksam geworden?</text:p>
          </table:table-cell>
          <table:table-cell table:style-name="Tabelle3.B2" office:value-type="string">
            <text:p text:style-name="P3"><text:span text:style-name="T1">□</text:span><text:span text:style-name="T2"> Soziale Netzwerke (Facebook, Twitter...)</text:span></text:p>
            <text:p text:style-name="P3"><text:span text:style-name="T1">□</text:span><text:span text:style-name="T2"> Internetportale, Nachrichtenticker</text:span></text:p>
            <text:p text:style-name="P3"><text:span text:style-name="T1">□</text:span><text:span text:style-name="T2"> LUGA-Seite</text:span></text:p>
            <text:p text:style-name="P3"><text:span text:style-name="T1">□</text:span><text:span text:style-name="T2"> Bekannte, Freunde</text:span></text:p>
            <text:p text:style-name="P3"><text:span text:style-name="T1">□</text:span><text:span text:style-name="T2"> Printmedien (Zeitung...)</text:span></text:p>
            <text:p text:style-name="P3"><text:span text:style-name="T1">□</text:span><text:span text:style-name="T2"> Plakate</text:span></text:p>
            <text:p text:style-name="P3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elle3.A2" office:value-type="string">
            <text:p text:style-name="P3">Wie gefällt Dir der Linux Infotag?</text:p>
          </table:table-cell>
          <table:table-cell table:style-name="Tabelle3.B2" office:value-type="string">
            <text:p text:style-name="P3"><text:span text:style-name="T1">□</text:span><text:span text:style-name="T2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elle3.A2" office:value-type="string">
            <text:p text:style-name="P3">Was können wir besser machen?</text:p>
          </table:table-cell>
          <table:table-cell table:style-name="Tabelle3.B2" office:value-type="string">
            <text:p text:style-name="P1"><text:span text:style-name="T3">Vorträge: <text:s text:c="4"/>□ mehr </text:span><text:span text:style-name="T4"><text:s text:c="2"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<text:s text:c="20"/></text:span><text:span text:style-name="T1">□ länger □ genauso lang <text:s text:c="2"/>□ kürzer</text:span></text:p>
            <text:p text:style-name="P1"><text:span text:style-name="T4">Stände: <text:s text:c="7"/></text:span><text:span text:style-name="T3">□ mehr <text:s/></text:span><text:span text:style-name="T4"><text:s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Workshops: </text:span><text:span text:style-name="T3">□ mehr </text:span><text:span text:style-name="T4"><text:s text:c="2"/></text:span><text:span text:style-name="T3">□</text:span><text:span text:style-name="T4"> genauso viele <text:s/></text:span><text:span text:style-name="T3">□</text:span><text:span text:style-name="T4"> weniger</text:span></text:p>
            <text:p text:style-name="P1"><text:span text:style-name="T4">Ausrichtung: </text:span><text:span text:style-name="T3">□ Anwender <text:s/>□ Entwickler <text:s/>□ Einsteiger</text:span></text:p>
            <text:p text:style-name="P1"/>
            <text:p text:style-name="P2">Kritik: ________________________________________________</text:p>
            <text:p text:style-name="P2"/>
            <text:p text:style-name="P2">______________________________________________________</text:p>
          </table:table-cell>
        </table:table-row>
        <table:table-row>
          <table:table-cell table:style-name="Tabelle3.A2" office:value-type="string">
            <text:p text:style-name="P3">Organisation und Ablauf wirken...</text:p>
          </table:table-cell>
          <table:table-cell table:style-name="Tabelle3.B2" office:value-type="string">
            <text:p text:style-name="P1"><text:span text:style-name="T1">□ gut und strukturiert <text:s/>□ manchmal improvisiert <text:s/>□ chaotisch</text:span></text:p>
          </table:table-cell>
        </table:table-row>
        <table:table-row>
          <table:table-cell table:style-name="Tabelle3.A2" office:value-type="string">
            <text:p text:style-name="P3">Wie viele Vorträge besuchst Du?</text:p>
          </table:table-cell>
          <table:table-cell table:style-name="Tabelle3.B2" office:value-type="string">
            <text:p text:style-name="P1"><text:span text:style-name="T1">□ 1 <text:s/>□ 2 <text:s/>□ 3 <text:s/>□ 4 <text:s/>□ 5 <text:s/>□ 6</text:span></text:p>
          </table:table-cell>
        </table:table-row>
        <table:table-row>
          <table:table-cell table:style-name="Tabelle3.A2" office:value-type="string">
            <text:p text:style-name="P3">Wann besuchst du den Linux Infotag?</text:p>
          </table:table-cell>
          <table:table-cell table:style-name="Tabelle3.B2" office:value-type="string">
            <text:p text:style-name="P6">□ vor der Mittagspause <text:s/>□ Nachmittags <text:s/>□ ganztägig</text:p>
          </table:table-cell>
        </table:table-row>
        <table:table-row>
          <table:table-cell table:style-name="Tabelle3.A2" office:value-type="string">
            <text:p text:style-name="P3">Willst Du über zukünftige Linux Infotage per Mail informiert werden?</text:p>
            <text:p text:style-name="P3">(ca. 3 Mails pro Jahr)</text:p>
          </table:table-cell>
          <table:table-cell table:style-name="Tabelle3.B2" office:value-type="string">
            <text:p text:style-name="P3"><text:span text:style-name="T1">□ nein</text:span></text:p>
            <text:p text:style-name="P3"><text:span text:style-name="T1">□ ja: Mail-Adresse: ______________________________________</text:span></text:p>
          </table:table-cell>
        </table:table-row>
      </table:table>
      <text:p text:style-name="P4"/>
      <text:p text:style-name="P4">(Mit dem Ausfüllen der Umfrage nimmst Du automatisch an der Verlosung teil. Die Verlosung findet gegen 17:<text:span text:style-name="T5">15</text:span> Uhr statt. Gewinnen kann nur, wer während der Verlosung anwesend is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2in" fo:margin-bottom="0.47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6T00:28:59</meta:creation-date>
    <dc:date>2016-04-16T09:01:27.329413672</dc:date>
    <meta:editing-duration>PT11M57S</meta:editing-duration>
    <meta:editing-cycles>5</meta:editing-cycles>
    <meta:generator>LibreOffice/5.0.5.2$Linux_X86_64 LibreOffice_project/00m0$Build-2</meta:generator>
    <meta:document-statistic meta:table-count="2" meta:image-count="0" meta:object-count="0" meta:page-count="1" meta:paragraph-count="68" meta:word-count="410" meta:character-count="2956" meta:non-whitespace-character-count="2494"/>
  </office:meta>
</office:document-meta>
</file>